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ject1" text:anchor-type="as-char" svg:y="-0.746cm" svg:width="4.09cm" svg:height="1.20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4:41:15.245988724</meta:creation-date>
    <dc:date>2025-09-29T12:34:00.084354532</dc:date>
    <meta:editing-duration>PT4M27S</meta:editing-duration>
    <meta:editing-cycles>2</meta:editing-cycles>
    <meta:generator>LibreOfficeDev/26.2.0.0.alpha0$Linux_X86_64 LibreOffice_project/ba6ae8bfdb3f92f5d8f702c40f1c281754378234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cos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om a to b cos ( x ) dx = sin( x ) + C</annotation>
  </semantics>
</math>
</file>